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Published 04 <text:span text:style-name="T7">M</text:span>arch 2018. Kniha je určena pro LibreOffice 6.0.</text:p>
        <text:h text:style-name="Heading_20_2" text:outline-level="2"><text:bookmark-start text:name="__RefHeading__10532_462712302"/>Note for <text:span text:style-name="T7">m</text:span>ac<text:span text:style-name="T7">OS</text:span> users<text:bookmark-end text:name="__RefHeading__10532_462712302"/></text:h>
        <text:p text:style-name="P27">Some keystrokes and menu items are different on <text:span text:style-name="T7">m</text:span>ac<text:span text:style-name="T7">OS</text:span> from those used in Windows and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Mac<text:span text:style-name="T7">OS</text:span> equivalent</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text:span text:style-name="T7">s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Poznámka pro uživatele systému macO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0 was release in February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The Document Foundation’s mission is:</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24">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24">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The basic idea behind open source is very simple: When programmers can read, redistribute, and modify the source code for a piece of software, the software evolves.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Co je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také standardně své soubory ukládá ve formátu OpenDocumen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for charts </text:p>
      <text:p text:style-name="P32">*.odf for formulas (scientific formulas and <text:s/>equations) </text:p>
      <text:h text:style-name="P49" text:outline-level="1"><text:bookmark-start text:name="__RefHeading__5835_1372004992"/>Formáty souborů, které LibreOffice dokáže otevírat<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ormáty souborů, které LibreOffice dokáže zapisovat<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 tento účel poskytuje jednoduchý způsob. See Chapter 10 Printing, Exporting, and E-Mailing in this guide.</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Formát textu Unified Office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Draw can only save in the OpenDocument Drawing formats (.odg, .otg, and .fodg), the OpenOffice.org 1.x formats (.sxd and .std) and StarDraw format (.sda, .sdd, and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nd Text Encoded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